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TakaoPGothic1" svg:font-family="TakaoPGothic" style:font-pitch="variable"/>
    <style:font-face style:name="Century" svg:font-family="Century" style:font-family-generic="roman" style:font-pitch="variable"/>
    <style:font-face style:name="Thorndale1" svg:font-family="Thorndale" style:font-family-generic="roman" style:font-pitch="variable"/>
    <style:font-face style:name="ヒラギノ角ゴ ProN W3" svg:font-family="'ヒラギノ角ゴ ProN W3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  <style:font-face style:name="ヒラギノ角ゴ ProN W31" svg:font-family="'ヒラギノ角ゴ ProN W3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text-align="start" style:justify-single-word="false" fo:orphans="2" fo:widows="2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text-properties fo:font-size="16pt" fo:font-weight="bold" officeooo:paragraph-rsid="0008abb7" style:font-size-asian="16pt" style:font-weight-asian="bold" style:font-size-complex="16pt"/>
    </style:style>
    <style:style style:name="P4" style:family="paragraph" style:parent-style-name="Standard">
      <style:text-properties fo:font-size="16pt" fo:font-weight="bold" style:font-size-asian="16pt" style:font-weight-asian="bold" style:font-size-complex="16pt" fo:padding="0cm" fo:border="0.51pt solid #00000a"/>
    </style:style>
    <style:style style:name="P5" style:family="paragraph" style:parent-style-name="Standard">
      <style:paragraph-properties fo:text-align="start" style:justify-single-word="false" fo:orphans="2" fo:widows="2"/>
      <style:text-properties fo:font-size="16pt" fo:font-weight="bold" style:font-size-asian="16pt" style:font-weight-asian="bold" style:font-size-complex="16pt" fo:padding="0cm" fo:border="0.51pt solid #00000a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text-properties fo:font-size="16pt" fo:font-weight="bold" officeooo:paragraph-rsid="000a5d19" style:font-size-asian="16pt" style:font-weight-asian="bold" style:font-size-complex="16pt"/>
    </style:style>
    <style:style style:name="P8" style:family="paragraph" style:parent-style-name="Standard">
      <style:paragraph-properties fo:text-align="start" style:justify-single-word="false" fo:orphans="2" fo:widows="2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0a5d19" officeooo:paragraph-rsid="000a5d19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paragraph-rsid="000a5d19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paragraph-rsid="00109cf4" style:font-size-asian="16pt" style:font-weight-asian="normal" style:font-size-complex="16pt"/>
    </style:style>
    <style:style style:name="P12" style:family="paragraph" style:parent-style-name="Standard" style:master-page-name="Standard">
      <style:paragraph-properties fo:text-align="start" style:justify-single-word="false" fo:orphans="2" fo:widows="2" style:page-number="auto"/>
    </style:style>
    <style:style style:name="P13" style:family="paragraph" style:parent-style-name="Standard">
      <style:paragraph-properties fo:text-align="justify" style:justify-single-word="false"/>
      <style:text-properties fo:font-size="16pt" fo:font-weight="normal" officeooo:rsid="00120d20" style:font-size-asian="16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normal" officeooo:rsid="000798f9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6pt" fo:font-weight="normal" officeooo:rsid="00120dbc" officeooo:paragraph-rsid="00120dbc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 fo:orphans="2" fo:widows="2"/>
      <style:text-properties fo:font-size="16pt" fo:font-weight="normal" officeooo:paragraph-rsid="00120dbc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justify" style:justify-single-word="false" fo:orphans="2" fo:widows="2"/>
      <style:text-properties fo:font-size="16pt" fo:font-weight="normal" officeooo:paragraph-rsid="00120dbc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 fo:orphans="2" fo:widows="2"/>
      <style:text-properties fo:font-size="16pt" fo:font-weight="bold" style:font-size-asian="16pt" style:font-weight-asian="bold" style:font-size-complex="16pt"/>
    </style:style>
    <style:style style:name="P19" style:family="paragraph" style:parent-style-name="Standard">
      <style:paragraph-properties fo:text-align="start" style:justify-single-word="false" fo:orphans="2" fo:widows="2"/>
      <style:text-properties fo:font-size="16pt" fo:font-weight="bold" officeooo:rsid="00120dbc" officeooo:paragraph-rsid="00120dbc" style:font-size-asian="16pt" style:font-weight-asian="bold" style:font-size-complex="16pt"/>
    </style:style>
    <style:style style:name="P20" style:family="paragraph" style:parent-style-name="Standard">
      <style:text-properties fo:font-size="16pt" fo:font-weight="bold" officeooo:paragraph-rsid="00120d20" style:font-size-asian="16pt" style:font-weight-asian="bold" style:font-size-complex="16pt"/>
    </style:style>
    <style:style style:name="P21" style:family="paragraph" style:parent-style-name="Standard">
      <style:text-properties officeooo:paragraph-rsid="000a5d19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20d20"/>
    </style:style>
    <style:style style:name="T3" style:family="text">
      <style:text-properties officeooo:rsid="00109cf4" style:font-weight-complex="normal"/>
    </style:style>
    <style:style style:name="T4" style:family="text">
      <style:text-properties officeooo:rsid="00120d20" style:font-weight-complex="normal"/>
    </style:style>
    <style:style style:name="T5" style:family="text">
      <style:text-properties officeooo:rsid="00120dbc" style:font-weight-complex="normal"/>
    </style:style>
    <style:style style:name="T6" style:family="text">
      <style:text-properties officeooo:rsid="00120dbc"/>
    </style:style>
    <style:style style:name="T7" style:family="text">
      <style:text-properties fo:font-size="16pt" fo:font-weight="normal" officeooo:rsid="000a5d19" style:font-size-asian="16pt" style:font-weight-asian="normal" style:font-size-complex="16pt" style:font-weight-complex="normal"/>
    </style:style>
    <style:style style:name="T8" style:family="text">
      <style:text-properties officeooo:rsid="00161272"/>
    </style:style>
    <style:style style:name="gr1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3.982cm" draw:shadow-offset-y="0cm" draw:shadow-color="#ff8080" draw:shadow-opacity="40%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5"><text:bookmark-start text:name="_GoBack"/>企画書</text:p>
      <text:p text:style-name="P2"><text:bookmark-end text:name="_GoBack"/></text:p>
      <text:p text:style-name="P8">　・ブラウザ上で動く対戦型育成ゲーム</text:p>
      <text:p text:style-name="P8"/>
      <text:p text:style-name="P16"><draw:custom-shape text:anchor-type="paragraph" draw:z-index="0" draw:style-name="gr1" draw:text-style-name="P22" svg:width="17.64cm" svg:height="8.822cm" svg:x="-7484.23cm" svg:y="-7665.498cm"><text:p/>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glue-points="?f18 ?f0 ?f20 10800 ?f19 ?f1 ?f21 10800" draw:text-areas="0 0 21600 21600" draw:text-path="true" draw:text-path-mode="shape" draw:text-path-scale="path" draw:text-path-same-letter-heights="false" draw:type="fontwork-wave" draw:modifiers="4460 10453.3333333333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　・数ターンの育成期間で自分のキャラを育成</text:p>
      <text:p text:style-name="P17"><text:span text:style-name="T6">　　</text:span>育てたキャラクター</text:p>
      <text:p text:style-name="P2"/>
      <text:p text:style-name="P19">　<text:span text:style-name="T1">・育成</text:span></text:p>
      <text:p text:style-name="P2"/>
      <text:p text:style-name="P2">　<text:span text:style-name="T1">・複数のジョブから選んで育てます（初期のステータスが変動します）</text:span></text:p>
      <text:p text:style-name="P2"/>
      <text:p text:style-name="P19">　<text:span text:style-name="T1">・同時プレイ人数は2人</text:span></text:p>
      <text:p text:style-name="P2"/>
      <text:p text:style-name="P2"/>
      <text:p text:style-name="P4">企画書 詳細</text:p>
      <text:p text:style-name="P7">開発手法</text:p>
      <text:p text:style-name="P7"/>
      <text:p text:style-name="P10">クライアント側 : <text:span text:style-name="T2">javascript　（enchant..jsを使用）</text:span></text:p>
      <text:p text:style-name="P11"><text:span text:style-name="T3">サーバーまわり : //</text:span><text:span text:style-name="T4">Python3</text:span><text:span text:style-name="T5">　(標準ライブラリを使用）</text:span></text:p>
      <text:p text:style-name="P3"><text:tab/></text:p>
      <text:p text:style-name="P1"/>
      <text:p text:style-name="P6">開発のために必要な技術</text:p>
      <text:p text:style-name="P13"/>
      <text:p text:style-name="P15">javascript</text:p>
      <text:p text:style-name="P15">enchant.js → jsのゲーム作成ライブラリ</text:p>
      <text:p text:style-name="P14">Python3</text:p>
      <text:p text:style-name="P20"/>
      <text:p text:style-name="P1">機能構成，担当</text:p>
      <text:p text:style-name="P9"/>
      <text:p text:style-name="P9">ネットワーク担当 : 田中</text:p>
      <text:p text:style-name="P9"/>
      <text:p text:style-name="P9">ゲームシステム担当 : 吉野</text:p>
      <text:p text:style-name="P9"/>
      <text:p text:style-name="P21"><text:span text:style-name="T7">ゲームデザイン担当 : 高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TakaoPGothic1" svg:font-family="TakaoPGothic" style:font-pitch="variable"/>
    <style:font-face style:name="Century" svg:font-family="Century" style:font-family-generic="roman" style:font-pitch="variable"/>
    <style:font-face style:name="Thorndale1" svg:font-family="Thorndale" style:font-family-generic="roman" style:font-pitch="variable"/>
    <style:font-face style:name="ヒラギノ角ゴ ProN W3" svg:font-family="'ヒラギノ角ゴ ProN W3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  <style:font-face style:name="ヒラギノ角ゴ ProN W31" svg:font-family="'ヒラギノ角ゴ ProN W3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entury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93cm" style:writing-mode="lr-tb"/>
      <style:text-properties style:use-window-font-color="true" style:font-name="Century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text-properties style:font-name="ヒラギノ角ゴ ProN W3" fo:font-family="'ヒラギノ角ゴ ProN W3'" style:font-family-generic="roman" style:font-pitch="variable" fo:font-size="9pt" style:font-name-asian="ヒラギノ角ゴ ProN W31" style:font-family-asian="'ヒラギノ角ゴ ProN W3'" style:font-family-generic-asian="system" style:font-pitch-asian="variable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693cm" fo:margin-right="0cm" fo:text-indent="0cm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吹き出し_20__28_文字_29_" style:display-name="吹き出し (文字)" style:family="text" style:parent-style-name="Default_20_Paragraph_20_Font">
      <style:text-properties style:font-name="ヒラギノ角ゴ ProN W3" fo:font-family="'ヒラギノ角ゴ ProN W3'" style:font-family-generic="roman" style:font-pitch="variable" fo:font-size="9pt" style:font-name-asian="ヒラギノ角ゴ ProN W31" style:font-family-asian="'ヒラギノ角ゴ ProN W3'" style:font-family-generic-asian="system" style:font-pitch-asian="variable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ＭＳ ゴシック" style:font-family-asian="'ＭＳ ゴシック'" style:font-family-generic-asian="system" style:font-pitch-asian="variable" style:font-name-complex="TakaoPGothic" style:font-family-complex="TakaoPGothic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・" text:bullet-char="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ＭＳ ゴシック'" style:font-family-generic="swis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" text:bullet-char="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" text:bullet-char="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" text:bullet-char="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0.751cm" fo:margin-left="0.501cm" fo:margin-right="0.487cm" style:writing-mode="lr-tb" style:layout-grid-color="#c0c0c0" style:layout-grid-lines="39" style:layout-grid-base-height="0.423cm" style:layout-grid-ruby-height="0.28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da</meta:initial-creator>
    <meta:editing-cycles>13</meta:editing-cycles>
    <meta:creation-date>2015-09-30T12:46:00</meta:creation-date>
    <dc:date>2016-07-26T14:07:43.407702416</dc:date>
    <meta:editing-duration>PT1H19M2S</meta:editing-duration>
    <meta:generator>LibreOffice/4.3.3.2$Linux_X86_64 LibreOffice_project/430m0$Build-2</meta:generator>
    <meta:document-statistic meta:table-count="0" meta:image-count="0" meta:object-count="0" meta:page-count="1" meta:paragraph-count="20" meta:word-count="209" meta:character-count="284" meta:non-whitespace-character-count="26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